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text-position="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9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style-name="ce2" table:formula="of:=(275.6+285.4)/2" office:value-type="float" office:value="280.5" calcext:value-type="float">
            <text:p>280.5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307" calcext:value-type="float">
            <text:p>0.002307</text:p>
          </table:table-cell>
          <table:table-cell table:style-name="ce8" office:value-type="float" office:value="0.000002874" calcext:value-type="float">
            <text:p>2.87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style-name="ce2" table:formula="of:=(658+671.4)/2" office:value-type="float" office:value="664.7" calcext:value-type="float">
            <text:p>664.7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7684" calcext:value-type="float">
            <text:p>0.07684</text:p>
          </table:table-cell>
          <table:table-cell table:style-name="ce2" office:value-type="float" office:value="0.001374" calcext:value-type="float">
            <text:p>0.001374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style-name="ce5" table:formula="of:=(750.8+764.2)/2" office:value-type="float" office:value="757.5" calcext:value-type="float">
            <text:p>757.5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" office:value-type="float" office:value="0.002282" calcext:value-type="float">
            <text:p>0.002282</text:p>
          </table:table-cell>
          <table:table-cell table:style-name="ce8" office:value-type="float" office:value="0.000003034" calcext:value-type="float">
            <text:p>3.03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8818" calcext:value-type="float">
            <text:p>0.08818</text:p>
          </table:table-cell>
          <table:table-cell table:style-name="ce2" office:value-type="float" office:value="0.001397" calcext:value-type="float">
            <text:p>0.001397</text:p>
          </table:table-cell>
          <table:table-cell table:number-columns-repeated="9"/>
        </table:table-row>
        <table:table-row table:style-name="ro1">
          <table:table-cell table:formula="of:=(275.6+285.3)/2" office:value-type="float" office:value="280.45" calcext:value-type="float">
            <text:p>280.45</text:p>
          </table:table-cell>
          <table:table-cell office:value-type="float" office:value="0.732761457844862" calcext:value-type="float">
            <text:p>0.7327614578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.5</text:p>
          </table:table-cell>
          <table:table-cell office:value-type="float" office:value="1.13891519717356" calcext:value-type="float">
            <text:p>1.1389151972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.65</text:p>
          </table:table-cell>
          <table:table-cell office:value-type="float" office:value="1.6118435070915" calcext:value-type="float">
            <text:p>1.6118435071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15"/>
        <table:table-column table:style-name="co1" table:default-cell-style-name="ce25"/>
        <table:table-column table:style-name="co2" table:default-cell-style-name="ce25"/>
        <table:table-column table:style-name="co3" table:default-cell-style-name="ce26"/>
        <table:table-column table:style-name="co1" table:default-cell-style-name="ce26"/>
        <table:table-column table:style-name="co1" table:default-cell-style-name="ce15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1.359+0.2049)/2" office:value-type="float" office:value="0.78195" calcext:value-type="float">
            <text:p>0,78195</text:p>
          </table:table-cell>
          <table:table-cell table:formula="of:=[Calib.$G$11]*[.B5]+[Calib.$G$12]" office:value-type="float" office:value="0.8529148" calcext:value-type="float">
            <text:p>0,85291</text:p>
          </table:table-cell>
          <table:table-cell table:formula="of:=SQRT([Calib.$G$11]^2*[.C5]^2+[.B5]^2*[Calib.$H$11]^2+[Calib.$H$12]^2)" office:value-type="float" office:value="0.00246513110159577" calcext:value-type="float">
            <text:p>0,00247</text:p>
          </table:table-cell>
          <table:table-cell office:value-type="float" office:value="18.7326" calcext:value-type="float">
            <text:p>18,73</text:p>
          </table:table-cell>
          <table:table-cell office:value-type="float" office:value="0.0615885" calcext:value-type="float">
            <text:p>0,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8+0.1264)/2" office:value-type="float" office:value="0.1776" calcext:value-type="float">
            <text:p>0,1776</text:p>
          </table:table-cell>
          <table:table-cell table:formula="of:=[Calib.$G$11]*[.B6]+[Calib.$G$12]" office:value-type="float" office:value="1.0031005" calcext:value-type="float">
            <text:p>1,00310</text:p>
          </table:table-cell>
          <table:table-cell table:formula="of:=SQRT([Calib.$G$11]^2*[.C6]^2+[.B6]^2*[Calib.$H$11]^2+[Calib.$H$12]^2)" office:value-type="float" office:value="0.00184045094923479" calcext:value-type="float">
            <text:p>0,00184</text:p>
          </table:table-cell>
          <table:table-cell office:value-type="float" office:value="23.0044" calcext:value-type="float">
            <text:p>23,00</text:p>
          </table:table-cell>
          <table:table-cell office:value-type="float" office:value="0.0597939" calcext:value-type="float">
            <text:p>0,06</text:p>
          </table:table-cell>
          <table:table-cell office:value-type="string" calcext:value-type="string">
            <text:p>Na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2+0.0245)/2" office:value-type="float" office:value="0.01825" calcext:value-type="float">
            <text:p>0,01825</text:p>
          </table:table-cell>
          <table:table-cell table:formula="of:=[Calib.$G$11]*[.B7]+[Calib.$G$12]" office:value-type="float" office:value="1.21868965" calcext:value-type="float">
            <text:p>1,21869</text:p>
          </table:table-cell>
          <table:table-cell table:formula="of:=SQRT([Calib.$G$11]^2*[.C7]^2+[.B7]^2*[Calib.$H$11]^2+[Calib.$H$12]^2)" office:value-type="float" office:value="0.00197815972945697" calcext:value-type="float">
            <text:p>0,00198</text:p>
          </table:table-cell>
          <table:table-cell office:value-type="float" office:value="31.865" calcext:value-type="float">
            <text:p>31,87</text:p>
          </table:table-cell>
          <table:table-cell office:value-type="float" office:value="0.103159" calcext:value-type="float">
            <text:p>0,1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,1</text:p>
          </table:table-cell>
          <table:table-cell table:formula="of:=(0.03348+0.03756)/2" office:value-type="float" office:value="0.03552" calcext:value-type="float">
            <text:p>0,03552</text:p>
          </table:table-cell>
          <table:table-cell table:formula="of:=[Calib.$G$11]*[.B8]+[Calib.$G$12]" office:value-type="float" office:value="1.7496457" calcext:value-type="float">
            <text:p>1,74965</text:p>
          </table:table-cell>
          <table:table-cell table:formula="of:=SQRT([Calib.$G$11]^2*[.C8]^2+[.B8]^2*[Calib.$H$11]^2+[Calib.$H$12]^2)" office:value-type="float" office:value="0.00249747592804085" calcext:value-type="float">
            <text:p>0,00250</text:p>
          </table:table-cell>
          <table:table-cell office:value-type="float" office:value="116.746" calcext:value-type="float">
            <text:p>116,75</text:p>
          </table:table-cell>
          <table:table-cell office:value-type="float" office:value="1.23617" calcext:value-type="float">
            <text:p>1,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-00-0000</text:date>, <text:time style:data-style-name="N2" text:time-value="00:11:38.880268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7T00:25:07.199228387</dc:date>
    <meta:editing-duration>PT4H34M45S</meta:editing-duration>
    <meta:editing-cycles>22</meta:editing-cycles>
    <meta:generator>LibreOffice/4.2.8.2$Linux_X86_64 LibreOffice_project/420m0$Build-2</meta:generator>
    <meta:document-statistic meta:table-count="2" meta:cell-count="124" meta:object-count="0"/>
  </office:meta>
</office:document-meta>
</file>